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5c472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5c472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5c472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5c472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5c472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5c472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5c472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5c472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5c472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5c472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5c472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5c472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5c472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5c472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5c472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5c472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5c472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Luis Alexander Carrión Tocuyo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20/2/2016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610837435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2D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Luis Rafael Carrión Gonzále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8374430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9:14.637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7" meta:character-count="1169" meta:non-whitespace-character-count="1001"/>
    <meta:template xlink:type="simple" xlink:actuate="onRequest" xlink:title="Normal" xlink:href=""/>
  </office:meta>
</office:document-meta>
</file>